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2mm"/>
    </style:style>
    <style:style style:name="co2" style:family="table-column">
      <style:table-column-properties fo:break-before="auto" style:column-width="182.93mm"/>
    </style:style>
    <style:style style:name="co3" style:family="table-column">
      <style:table-column-properties fo:break-before="auto" style:column-width="21.7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36.88mm" fo:break-before="auto" style:use-optimal-row-height="true"/>
    </style:style>
    <style:style style:name="ro3" style:family="table-row">
      <style:table-row-properties style:row-height="9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STIONE UTE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 </text:p>
          </table:table-cell>
          <table:table-cell office:value-type="string" calcext:value-type="string">
            <text:p>ID: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amministratore può rimuovere utenti e/o i loro da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Amministrator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Amministratore loggato nel siste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'USO</text:p>
          </table:table-cell>
          <table:table-cell table:style-name="ce2" office:value-type="string" calcext:value-type="string">
            <text:p>1. L'amministratore clicca sul bottone relativo alla rimozione degli utenti.</text:p>
            <text:p>     1.1 Visualizza gli utenti della web application attualmente presenti nel si sistema.</text:p>
            <text:p>          1.1.1 Inserisce il nome dell’utente che vuole eliminare.</text:p>
            <text:p>2.L’amministratore clicca sul bottone relativo alla rimozione dati utente.</text:p>
            <text:p>     2.1 Visualizza gli utenti della web application attualmente presenti nel si sistema e gli utenti </text:p>
            <text:p>            Rimossi dal sistema(ma nel sistema sono ancora presenti i loro dati) .</text:p>
            <text:p>            2.1.1.Inserisce il nome dell’utente per il quale vuole che vengano rimossi i dati.</text:p>
            <text:p/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TCONDIZIONI</text:p>
          </table:table-cell>
          <table:table-cell office:value-type="string" calcext:value-type="string">
            <text:p>(1). Il sistema rimuove l’utente scelto.</text:p>
            <text:p>(2). il sistema rimuove i dati dell’utente scelt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Il sistema restituisce una pagina che indica il tipo di errore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fill-character> </loext:fill-character>
      <number:text>- </number:text>
    </number:number-style>
    <number:text-style style:name="N10120" number:language="it" number:country="IT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1:24:30.127146381</meta:creation-date>
    <dc:date>2017-02-03T11:35:01.181855547</dc:date>
    <meta:editing-duration>PT3M30S</meta:editing-duration>
    <meta:editing-cycles>1</meta:editing-cycles>
    <meta:document-statistic meta:table-count="1" meta:cell-count="18" meta:object-count="0"/>
    <meta:generator>LibreOffice/5.1.4.2$Linux_X86_64 LibreOffice_project/10m0$Build-2</meta:generator>
  </office:meta>
</office:document-meta>
</file>